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cha" svg:font-family="Chacha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verdana" svg:font-family="verdana" style:font-family-generic="swiss"/>
    <style:font-face style:name="Source Code Pro Black" svg:font-family="'Source Code Pro Black'" style:font-pitch="fixed"/>
    <style:font-face style:name="Cantarell Extra Bold" svg:font-family="'Cantarell Extra Bold'" style:font-pitch="variable"/>
    <style:font-face style:name="URW Bookman" svg:font-family="'URW Bookman'" style:font-pitch="variable"/>
    <style:font-face style:name="Bitstream Vera Serif" svg:font-family="'Bitstream Vera Serif'" style:font-family-generic="roman" style:font-pitch="variable"/>
    <style:font-face style:name="Nimbus Roman" svg:font-family="'Nimbus Roman'" style:font-family-generic="roman" style:font-pitch="variable"/>
    <style:font-face style:name="Bitstream Vera Sans" svg:font-family="'Bitstream Vera Sans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oto Sans Math" svg:font-family="'Noto Sans Math'" style:font-family-generic="swiss" style:font-pitch="variable"/>
    <style:font-face style:name="Noto Sans Myanmar UI Black" svg:font-family="'Noto Sans Myanmar UI Black'" style:font-adornments="Black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Sans Math" fo:font-size="96pt" fo:font-weight="bold" style:font-size-asian="96pt" style:font-weight-asian="bold" style:font-size-complex="96pt" style:font-weight-complex="bold"/>
    </style:style>
    <style:style style:name="T1" style:family="text">
      <style:text-properties officeooo:rsid="001f3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? →<text:span text:style-name="T1"> 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cha" svg:font-family="Chacha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verdana" svg:font-family="verdana" style:font-family-generic="swiss"/>
    <style:font-face style:name="Source Code Pro Black" svg:font-family="'Source Code Pro Black'" style:font-pitch="fixed"/>
    <style:font-face style:name="Cantarell Extra Bold" svg:font-family="'Cantarell Extra Bold'" style:font-pitch="variable"/>
    <style:font-face style:name="URW Bookman" svg:font-family="'URW Bookman'" style:font-pitch="variable"/>
    <style:font-face style:name="Bitstream Vera Serif" svg:font-family="'Bitstream Vera Serif'" style:font-family-generic="roman" style:font-pitch="variable"/>
    <style:font-face style:name="Nimbus Roman" svg:font-family="'Nimbus Roman'" style:font-family-generic="roman" style:font-pitch="variable"/>
    <style:font-face style:name="Bitstream Vera Sans" svg:font-family="'Bitstream Vera Sans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oto Sans Math" svg:font-family="'Noto Sans Math'" style:font-family-generic="swiss" style:font-pitch="variable"/>
    <style:font-face style:name="Noto Sans Myanmar UI Black" svg:font-family="'Noto Sans Myanmar UI Black'" style:font-adornments="Black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21:26:06.522881507</meta:creation-date>
    <dc:date>2021-01-17T21:29:15.584787439</dc:date>
    <meta:editing-duration>PT3M9S</meta:editing-duration>
    <meta:editing-cycles>1</meta:editing-cycles>
    <meta:document-statistic meta:table-count="0" meta:image-count="0" meta:object-count="0" meta:page-count="1" meta:paragraph-count="1" meta:word-count="3" meta:character-count="5" meta:non-whitespace-character-count="3"/>
    <meta:generator>LibreOffice/6.4.7.2$Linux_X86_64 LibreOffice_project/40$Build-2</meta:generator>
  </office:meta>
</office:document-meta>
</file>